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0AC84D8E45FD801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441cm, 3.822cm, 26.745cm, 13.363cm)" draw:image-opacity="100%" style:mirror="none"/>
      <style:paragraph-properties style:writing-mode="lr-tb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769cm" svg:height="11.299cm" svg:x="0.1cm" svg:y="0.201cm">
          <draw:image xlink:href="Pictures/10000000000005E8000007E00AC84D8E45FD8019.jpg" xlink:type="simple" xlink:show="embed" xlink:actuate="onLoad" draw:mime-type="image/jpeg">
            <text:p text:style-name="P1"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29T17:26:07.222774919</dc:date>
    <meta:editing-duration>PT2M48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